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88000002BAD049396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7.096cm" draw:z-index="0"><draw:image xlink:href="Pictures/1000000000000688000002BAD04939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rianne" fo:font-family="Mariann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arianne" fo:font-family="Marianne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arianne" fo:font-family="Marianne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arianne" fo:font-family="Marianne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document-statistic meta:page-count="1" meta:table-count="0" meta:image-count="1" meta:object-count="0" meta:paragraph-count="0" meta:word-count="0" meta:character-count="0"/>
  </office:meta>
</office:document-meta>
</file>